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b964" officeooo:paragraph-rsid="0002b964"/>
    </style:style>
    <style:style style:name="P2" style:family="paragraph" style:parent-style-name="Standard">
      <style:text-properties officeooo:rsid="0002b964" officeooo:paragraph-rsid="0008c6cf"/>
    </style:style>
    <style:style style:name="P3" style:family="paragraph" style:parent-style-name="Standard">
      <style:text-properties officeooo:rsid="000419d8" officeooo:paragraph-rsid="000419d8"/>
    </style:style>
    <style:style style:name="P4" style:family="paragraph" style:parent-style-name="Standard">
      <style:text-properties officeooo:rsid="000419d8" officeooo:paragraph-rsid="0002b964"/>
    </style:style>
    <style:style style:name="P5" style:family="paragraph" style:parent-style-name="Standard">
      <style:text-properties officeooo:rsid="00065ca6" officeooo:paragraph-rsid="00065ca6"/>
    </style:style>
    <style:style style:name="P6" style:family="paragraph" style:parent-style-name="Standard">
      <style:text-properties officeooo:rsid="00065ca6" officeooo:paragraph-rsid="000d2c2a"/>
    </style:style>
    <style:style style:name="P7" style:family="paragraph" style:parent-style-name="Standard">
      <style:text-properties fo:font-weight="bold" officeooo:rsid="0002b964" officeooo:paragraph-rsid="0002b964" style:font-weight-asian="bold" style:font-weight-complex="bold"/>
    </style:style>
    <style:style style:name="P8" style:family="paragraph" style:parent-style-name="Standard">
      <style:text-properties officeooo:rsid="000a4901" officeooo:paragraph-rsid="000a4901"/>
    </style:style>
    <style:style style:name="P9" style:family="paragraph" style:parent-style-name="Standard">
      <style:text-properties officeooo:rsid="00151bad" officeooo:paragraph-rsid="000a4901"/>
    </style:style>
    <style:style style:name="P10" style:family="paragraph" style:parent-style-name="Standard">
      <style:text-properties officeooo:rsid="00128fb4" officeooo:paragraph-rsid="000a4901"/>
    </style:style>
    <style:style style:name="P11" style:family="paragraph" style:parent-style-name="Standard">
      <style:text-properties officeooo:rsid="000b8aa5" officeooo:paragraph-rsid="000b8aa5"/>
    </style:style>
    <style:style style:name="P12" style:family="paragraph" style:parent-style-name="Standard">
      <style:text-properties officeooo:rsid="000d2c2a" officeooo:paragraph-rsid="000d2c2a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officeooo:rsid="00065ca6" officeooo:paragraph-rsid="00065ca6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officeooo:rsid="00065ca6" officeooo:paragraph-rsid="000d2c2a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officeooo:rsid="000d2c2a" officeooo:paragraph-rsid="000d2c2a"/>
    </style:style>
    <style:style style:name="P16" style:family="paragraph" style:parent-style-name="Standard">
      <style:paragraph-properties fo:margin-left="0cm" fo:margin-right="0cm" fo:text-indent="0cm" style:auto-text-indent="false"/>
      <style:text-properties officeooo:rsid="00065ca6" officeooo:paragraph-rsid="00065ca6"/>
    </style:style>
    <style:style style:name="P17" style:family="paragraph" style:parent-style-name="Standard">
      <style:paragraph-properties fo:margin-left="0cm" fo:margin-right="0cm" fo:text-indent="0cm" style:auto-text-indent="false"/>
      <style:text-properties officeooo:rsid="00065ca6" officeooo:paragraph-rsid="000d2c2a"/>
    </style:style>
    <style:style style:name="P18" style:family="paragraph" style:parent-style-name="Standard">
      <style:paragraph-properties fo:margin-left="0cm" fo:margin-right="0cm" fo:text-indent="0cm" style:auto-text-indent="false"/>
      <style:text-properties officeooo:rsid="00128fb4" officeooo:paragraph-rsid="000a4901"/>
    </style:style>
    <style:style style:name="P19" style:family="paragraph" style:parent-style-name="Standard">
      <style:paragraph-properties fo:margin-left="0cm" fo:margin-right="0cm" fo:text-indent="0cm" style:auto-text-indent="false"/>
      <style:text-properties officeooo:rsid="000d2c2a" officeooo:paragraph-rsid="000d2c2a"/>
    </style:style>
    <style:style style:name="P20" style:family="paragraph" style:parent-style-name="Standard">
      <style:paragraph-properties fo:break-before="page"/>
      <style:text-properties officeooo:rsid="0002b964" officeooo:paragraph-rsid="0002b964"/>
    </style:style>
    <style:style style:name="P21" style:family="paragraph" style:parent-style-name="Standard">
      <style:paragraph-properties fo:break-before="page"/>
      <style:text-properties officeooo:rsid="00065ca6" officeooo:paragraph-rsid="000d2c2a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officeooo:rsid="000d2c2a" officeooo:paragraph-rsid="000d2c2a"/>
    </style:style>
    <style:style style:name="T1" style:family="text">
      <style:text-properties officeooo:rsid="0008c6cf"/>
    </style:style>
    <style:style style:name="T2" style:family="text">
      <style:text-properties officeooo:rsid="000a4901"/>
    </style:style>
    <style:style style:name="T3" style:family="text">
      <style:text-properties officeooo:rsid="000d2c2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Building pihpsdr</text:p>
      <text:p text:style-name="P7"/>
      <text:p text:style-name="P1">Either open a terminal window or ssh into the computer.</text:p>
      <text:p text:style-name="P4"/>
      <text:p text:style-name="P1">Install the required packages:</text:p>
      <text:p text:style-name="P1"/>
      <text:p text:style-name="P1"><text:s text:c="4"/>sudo apt-get install libfftw3-dev</text:p>
      <text:p text:style-name="P1"><text:s text:c="4"/>sudo apt-get install libgtk-3-dev</text:p>
      <text:p text:style-name="P2"><text:s text:c="4"/><text:span text:style-name="T1">sudo apt-get install libasound2-dev</text:span></text:p>
      <text:p text:style-name="P8"><text:s text:c="4"/>sudo apt-get install wiringPi</text:p>
      <text:p text:style-name="P10"><text:s/></text:p>
      <text:p text:style-name="P18">Run the following commands to download and install the <text:span text:style-name="T2">PI</text:span>GPIO package:</text:p>
      <text:p text:style-name="P10"><text:s/></text:p>
      <text:p text:style-name="P18"><text:s text:c="4"/>wget abyz.co.uk/rpi/pigpio/pigpio.zip</text:p>
      <text:p text:style-name="P18"><text:s text:c="4"/>unzip pigpio.zip</text:p>
      <text:p text:style-name="P18"><text:s text:c="4"/>cd PIGPIO</text:p>
      <text:p text:style-name="P18"><text:s text:c="4"/>make</text:p>
      <text:p text:style-name="P18"><text:s text:c="4"/>sudo make install</text:p>
      <text:p text:style-name="P9"/>
      <text:p text:style-name="P3">If you do not have git already installed then enter the following command:</text:p>
      <text:p text:style-name="P3"/>
      <text:p text:style-name="P3"><text:s text:c="4"/>sudo apt-get install git</text:p>
      <text:p text:style-name="P3"/>
      <text:p text:style-name="P1">To download the source code enter the following commands:</text:p>
      <text:p text:style-name="P1"/>
      <text:p text:style-name="P1"><text:s text:c="4"/>git clone https://github.com/g0orx/wdsp</text:p>
      <text:p text:style-name="P1"><text:s text:c="4"/>git clone https://github.com/g0orx/pihpsdr pihpsdr.src</text:p>
      <text:p text:style-name="P1"/>
      <text:p text:style-name="P3">If you get an error with saying “server certificate verification failed” you need to install the CA Certificates using the following command and then repeat the above commands:</text:p>
      <text:p text:style-name="P3"/>
      <text:p text:style-name="P3"><text:s text:c="4"/>sudo apt-get install ca-certificates</text:p>
      <text:p text:style-name="P3"><text:s/></text:p>
      <text:p text:style-name="P1"/>
      <text:p text:style-name="P1">You should now have a wdsp and pihpsdr.src directory.</text:p>
      <text:p text:style-name="P1"/>
      <text:p text:style-name="P1">cd into the wdsp directory and run the command:</text:p>
      <text:p text:style-name="P1"><text:s text:c="2"/></text:p>
      <text:p text:style-name="P1"><text:s text:c="4"/>make</text:p>
      <text:p text:style-name="P1"/>
      <text:p text:style-name="P1">If it compiles OK then run the commands:</text:p>
      <text:p text:style-name="P1"/>
      <text:p text:style-name="P1"><text:s text:c="4"/>sudo make install</text:p>
      <text:p text:style-name="P1"><text:s text:c="4"/>sudo ldconfig</text:p>
      <text:p text:style-name="P1"/>
      <text:p text:style-name="P1">This will copy libwdsp.so to /usr/local/lib and wdsp.h to /usr/local/include</text:p>
      <text:p text:style-name="P1"/>
      <text:p text:style-name="P20"/>
      <text:p text:style-name="P1">Now cd into the pihpsdr.src directory</text:p>
      <text:p text:style-name="P1"/>
      <text:p text:style-name="P11">The Makefile has a definition of the hardware platform <text:span text:style-name="T3">(default raspberrypi) </text:span>it is running on that needs to be set befor<text:span text:style-name="T3">e</text:span> running make. <text:s/>Uncomment the required define:</text:p>
      <text:p text:style-name="P11"/>
      <text:p text:style-name="P11"/>
      <text:p text:style-name="P11">UNAME_N=raspberrypi</text:p>
      <text:p text:style-name="P11">#UNAME_N=odroid</text:p>
      <text:p text:style-name="P11">#UNAME_N=up</text:p>
      <text:p text:style-name="P11">#UNAME_N=<text:span text:style-name="T3">x86</text:span></text:p>
      <text:p text:style-name="P11"/>
      <text:p text:style-name="P1">run the following command:</text:p>
      <text:p text:style-name="P1"/>
      <text:p text:style-name="P1"><text:s text:c="4"/>make</text:p>
      <text:p text:style-name="P1"/>
      <text:p text:style-name="P1">If all is OK you should have pihpsdr built in the current directory. <text:s/>Run the following command:</text:p>
      <text:p text:style-name="P1"/>
      <text:p text:style-name="P1"><text:s text:c="4"/>make install</text:p>
      <text:p text:style-name="P1"/>
      <text:p text:style-name="P1">This will copy pihpsdr into the release/pihpsdr directory</text:p>
      <text:p text:style-name="P1">To run the application enter the following commands:</text:p>
      <text:p text:style-name="P1"/>
      <text:p text:style-name="P1"><text:s text:c="4"/>cd release/pihpsdr</text:p>
      <text:p text:style-name="P1"><text:s text:c="4"/>./pihpsdr</text:p>
      <text:p text:style-name="P1"/>
      <text:p text:style-name="P1">It should start up and the first time will create the wisdom file for FFTW3. <text:s/>Once completed it will then try to discover HPSDR devices on the network. <text:s/>Click on Start next to the one required and it should start running.</text:p>
      <text:p text:style-name="P1"/>
      <text:p text:style-name="P20"/>
      <text:p text:style-name="P5">The Makefile now contains the build options to include FreeDV as a built in mode.</text:p>
      <text:p text:style-name="P5"/>
      <text:p text:style-name="P5">To build piHPSDR with the FreeDV option you will have to download, build and install the codec2 library and headers.</text:p>
      <text:p text:style-name="P5"/>
      <text:p text:style-name="P5">Look at <text:a xlink:type="simple" xlink:href="https://freedv.org/tiki-index.php" text:style-name="Internet_20_link" text:visited-style-name="Visited_20_Internet_20_Link">https://freedv.org/tiki-index.php</text:a> under Source Code and download the Codec 2 source archive. <text:s/>Follow the instuctions in the README file.</text:p>
      <text:p text:style-name="P5"><text:s/></text:p>
      <text:p text:style-name="P5">To include FreeDV in the piHPSDR build uncomment the line in the Makefile:</text:p>
      <text:p text:style-name="P5"/>
      <text:p text:style-name="P15"># uncomment the line to below include support for FreeDV codec2</text:p>
      <text:p text:style-name="P15">#FREEDV_INCLUDE=FREEDV</text:p>
      <text:p text:style-name="P5"/>
      <text:p text:style-name="P5">Change to:</text:p>
      <text:p text:style-name="P5"/>
      <text:p text:style-name="P15"># uncomment the line to below include support for FreeDV codec2</text:p>
      <text:p text:style-name="P15">FREEDV_INCLUDE=FREEDV</text:p>
      <text:p text:style-name="P13"/>
      <text:p text:style-name="P16">Then run the commands:</text:p>
      <text:p text:style-name="P13"/>
      <text:p text:style-name="P13">make clean</text:p>
      <text:p text:style-name="P13">make</text:p>
      <text:p text:style-name="P13">make install</text:p>
      <text:p text:style-name="P13"/>
      <text:p text:style-name="P16"/>
      <text:p text:style-name="P21">The Makefile now contains the build options to include <text:span text:style-name="T3">psk31 </text:span>as a built in mode.</text:p>
      <text:p text:style-name="P6"/>
      <text:p text:style-name="P6">To build piHPSDR with the psk31 <text:span text:style-name="T3">opti</text:span>on you will have to download, build and install the <text:span text:style-name="T3">psk</text:span> library and headers.</text:p>
      <text:p text:style-name="P6"/>
      <text:p text:style-name="P12">The source code can be downloaded using git:</text:p>
      <text:p text:style-name="P12"/>
      <text:p text:style-name="P15">git clone <text:a xlink:type="simple" xlink:href="https://github.com/ahopper/PSKCoreSDR" text:style-name="Internet_20_link" text:visited-style-name="Visited_20_Internet_20_Link">https://github.com/ahopper/PSKCoreSDR</text:a></text:p>
      <text:p text:style-name="P15"/>
      <text:p text:style-name="P19">To build:</text:p>
      <text:p text:style-name="P19"/>
      <text:p text:style-name="P15">cd PSKCoreSDR/PSKCoreSDR</text:p>
      <text:p text:style-name="P15">make</text:p>
      <text:p text:style-name="P15">sudo make install</text:p>
      <text:p text:style-name="P6"><text:s/></text:p>
      <text:p text:style-name="P6">To include <text:span text:style-name="T3">psk31</text:span> in the piHPSDR build uncomment the line in the Makefile:</text:p>
      <text:p text:style-name="P6"/>
      <text:p text:style-name="P15"># uncomment the line below to include support for psk31</text:p>
      <text:p text:style-name="P15">#PSK_INCLUDE=PSK</text:p>
      <text:p text:style-name="P6"/>
      <text:p text:style-name="P6">Change to:</text:p>
      <text:p text:style-name="P6"/>
      <text:p text:style-name="P15"># uncomment the line below to include support for psk31</text:p>
      <text:p text:style-name="P15">PSK_INCLUDE=PSK</text:p>
      <text:p text:style-name="P14"/>
      <text:p text:style-name="P17">Then run the commands:</text:p>
      <text:p text:style-name="P14"/>
      <text:p text:style-name="P14">make clean</text:p>
      <text:p text:style-name="P14">make</text:p>
      <text:p text:style-name="P14">make install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21:06:22.922169739</meta:creation-date>
    <dc:date>2016-09-10T08:16:49.420381151</dc:date>
    <meta:editing-duration>PT35M32S</meta:editing-duration>
    <meta:editing-cycles>9</meta:editing-cycles>
    <meta:generator>LibreOffice/5.1.4.2$Linux_X86_64 LibreOffice_project/10m0$Build-2</meta:generator>
    <meta:document-statistic meta:table-count="0" meta:image-count="0" meta:object-count="0" meta:page-count="4" meta:paragraph-count="79" meta:word-count="484" meta:character-count="3188" meta:non-whitespace-character-count="2685"/>
  </office:meta>
</office:document-meta>
</file>